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7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26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18cm"/>
      <style:paragraph-properties style:writing-mode="lr-tb"/>
    </style:style>
    <style:style style:name="gr12" style:family="graphic" style:parent-style-name="objectwithoutfill">
      <style:graphic-properties svg:stroke-color="#ff0000" draw:marker-start="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6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5pt" style:font-size-asian="5pt" style:font-size-complex="5pt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fo:font-size="5pt" fo:background-color="#780373" style:font-size-asian="5pt" style:font-size-complex="5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3465a4" loext:opacity="100%" fo:font-size="5.40000009536743pt" style:font-size-asian="5.40000009536743pt" style:font-size-complex="5.40000009536743pt"/>
    </style:style>
    <style:style style:name="T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4" style:family="text">
      <style:text-properties fo:color="#ea7500" loext:opacity="100%" style:text-position="-8% 58%" fo:font-size="8pt" style:font-size-asian="8pt" style:font-size-complex="8pt"/>
    </style:style>
    <style:style style:name="T5" style:family="text">
      <style:text-properties fo:color="#ff0000" loext:opacity="100%" fo:font-size="5pt" style:font-size-asian="5pt" style:font-size-complex="5pt"/>
    </style:style>
    <style:style style:name="T6" style:family="text">
      <style:text-properties fo:color="#ea7500" loext:opacity="100%"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2cm" svg:height="0.725cm" svg:x="4.278cm" svg:y="0.1cm">
          <draw:text-box>
            <text:p><text:span text:style-name="T1">LM7805</text:span></text:p>
          </draw:text-box>
        </draw:frame>
        <draw:g>
          <draw:path draw:style-name="gr2" draw:text-style-name="P2" draw:layer="layout" svg:width="0.799cm" svg:height="0cm" svg:x="6.7cm" svg:y="2.1cm" svg:viewBox="0 0 800 0" svg:d="M0 0c200 0 600 0 800 0">
            <text:p/>
          </draw:path>
          <draw:path draw:style-name="gr2" draw:text-style-name="P2" draw:layer="layout" svg:width="0.799cm" svg:height="0cm" svg:x="6.7cm" svg:y="1.7cm" svg:viewBox="0 0 800 0" svg:d="M0 0c200 0 600 0 800 0">
            <text:p/>
          </draw:path>
          <draw:path draw:style-name="gr2" draw:text-style-name="P2" draw:layer="layout" svg:width="0cm" svg:height="0.799cm" svg:x="7.1cm" svg:y="0.9cm" svg:viewBox="0 0 0 800" svg:d="M0 0c0 267 0 533 0 800">
            <text:p/>
          </draw:path>
          <draw:path draw:style-name="gr2" draw:text-style-name="P2" draw:layer="layout" svg:width="0cm" svg:height="0.799cm" svg:x="7.1cm" svg:y="2.1cm" svg:viewBox="0 0 0 800" svg:d="M0 0c0 267 0 533 0 800">
            <text:p/>
          </draw:path>
        </draw:g>
        <draw:g>
          <draw:line draw:style-name="gr3" draw:text-style-name="P2" draw:layer="layout" svg:x1="6.7cm" svg:y1="3.2cm" svg:x2="7.5cm" svg:y2="3.2cm">
            <text:p/>
          </draw:line>
          <draw:line draw:style-name="gr3" draw:text-style-name="P2" draw:layer="layout" svg:x1="6.7cm" svg:y1="3.2cm" svg:x2="7.1cm" svg:y2="3.7cm">
            <text:p/>
          </draw:line>
          <draw:line draw:style-name="gr3" draw:text-style-name="P2" draw:layer="layout" svg:x1="7.1cm" svg:y1="3.2cm" svg:x2="7.1cm" svg:y2="2.9cm">
            <text:p/>
          </draw:line>
          <draw:line draw:style-name="gr3" draw:text-style-name="P2" draw:layer="layout" svg:x1="7.5cm" svg:y1="3.2cm" svg:x2="7.1cm" svg:y2="3.7cm">
            <text:p/>
          </draw:line>
        </draw:g>
        <draw:g>
          <draw:line draw:style-name="gr3" draw:text-style-name="P2" draw:layer="layout" svg:x1="4.6cm" svg:y1="2.7cm" svg:x2="5.4cm" svg:y2="2.7cm">
            <text:p/>
          </draw:line>
          <draw:line draw:style-name="gr3" draw:text-style-name="P2" draw:layer="layout" svg:x1="4.6cm" svg:y1="2.7cm" svg:x2="5cm" svg:y2="3.2cm">
            <text:p/>
          </draw:line>
          <draw:line draw:style-name="gr3" draw:text-style-name="P2" draw:layer="layout" svg:x1="5cm" svg:y1="2.7cm" svg:x2="5cm" svg:y2="2.4cm">
            <text:p/>
          </draw:line>
          <draw:line draw:style-name="gr3" draw:text-style-name="P2" draw:layer="layout" svg:x1="5.4cm" svg:y1="2.7cm" svg:x2="5cm" svg:y2="3.2cm">
            <text:p/>
          </draw:line>
        </draw:g>
        <draw:g>
          <draw:line draw:style-name="gr3" draw:text-style-name="P2" draw:layer="layout" svg:x1="4.1cm" svg:y1="0.6cm" svg:x2="5.9cm" svg:y2="0.6cm">
            <text:p/>
          </draw:line>
          <draw:line draw:style-name="gr3" draw:text-style-name="P2" draw:layer="layout" svg:x1="4.1cm" svg:y1="1.9cm" svg:x2="5.9cm" svg:y2="1.9cm">
            <text:p/>
          </draw:line>
          <draw:line draw:style-name="gr3" draw:text-style-name="P2" draw:layer="layout" svg:x1="4.1cm" svg:y1="1.9cm" svg:x2="4.1cm" svg:y2="0.6cm">
            <text:p/>
          </draw:line>
          <draw:line draw:style-name="gr3" draw:text-style-name="P2" draw:layer="layout" svg:x1="5.9cm" svg:y1="1.9cm" svg:x2="5.9cm" svg:y2="0.6cm">
            <text:p/>
          </draw:line>
          <draw:line draw:style-name="gr3" draw:text-style-name="P2" draw:layer="layout" svg:x1="5.9cm" svg:y1="0.9cm" svg:x2="6.5cm" svg:y2="0.9cm">
            <text:p/>
          </draw:line>
          <draw:line draw:style-name="gr3" draw:text-style-name="P2" draw:layer="layout" svg:x1="3.5cm" svg:y1="0.9cm" svg:x2="4.1cm" svg:y2="0.9cm">
            <text:p/>
          </draw:line>
          <draw:frame draw:style-name="gr4" draw:text-style-name="P4" draw:layer="layout" svg:width="1.014cm" svg:height="0.467cm" svg:x="4.036cm" svg:y="0.665cm">
            <draw:text-box>
              <text:p text:style-name="P3"><text:span text:style-name="T2">V</text:span><text:span text:style-name="T3">IN</text:span></text:p>
            </draw:text-box>
          </draw:frame>
          <draw:frame draw:style-name="gr5" draw:text-style-name="P4" draw:layer="layout" svg:width="0.972cm" svg:height="0.5cm" svg:x="4.528cm" svg:y="1.4cm">
            <draw:text-box>
              <text:p text:style-name="P3"><text:span text:style-name="T2">GND</text:span></text:p>
            </draw:text-box>
          </draw:frame>
          <draw:frame draw:style-name="gr6" draw:text-style-name="P4" draw:layer="layout" svg:width="0.862cm" svg:height="0.5cm" svg:x="5.1cm" svg:y="0.648cm">
            <draw:text-box>
              <text:p text:style-name="P3"><text:span text:style-name="T2">V</text:span><text:span text:style-name="T3">OUT</text:span></text:p>
            </draw:text-box>
          </draw:frame>
          <draw:line draw:style-name="gr3" draw:text-style-name="P2" draw:layer="layout" svg:x1="5cm" svg:y1="2.4cm" svg:x2="5cm" svg:y2="1.9cm">
            <text:p/>
          </draw:line>
        </draw:g>
        <draw:custom-shape draw:style-name="gr7" draw:text-style-name="P5" draw:layer="layout" svg:width="0.2cm" svg:height="0.2cm" svg:x="2.4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256cm" svg:height="0.887cm" svg:x="1.244cm" svg:y="0.513cm">
          <draw:text-box>
            <text:p><text:span text:style-name="T1">V</text:span><text:span text:style-name="T4">IN</text:span><text:span text:style-name="T1"><text:line-break/></text:span><text:span text:style-name="T1">8-35V</text:span></text:p>
          </draw:text-box>
        </draw:frame>
        <draw:line draw:style-name="gr9" draw:text-style-name="P6" draw:layer="layout" svg:x1="2.6cm" svg:y1="0.9cm" svg:x2="3.5cm" svg:y2="0.9cm">
          <text:p/>
        </draw:line>
        <draw:line draw:style-name="gr9" draw:text-style-name="P6" draw:layer="layout" svg:x1="6.1cm" svg:y1="0.9cm" svg:x2="8cm" svg:y2="0.9cm">
          <text:p/>
        </draw:line>
        <draw:line draw:style-name="gr10" draw:text-style-name="P6" draw:layer="layout" svg:x1="7.8cm" svg:y1="2.3cm" svg:x2="8.5cm" svg:y2="2.8cm">
          <text:p/>
        </draw:line>
        <draw:frame draw:style-name="gr11" draw:text-style-name="P8" draw:layer="layout" svg:width="2.081cm" svg:height="1.047cm" svg:x="8.393cm" svg:y="2.697cm">
          <draw:text-box>
            <text:p text:style-name="P7"><text:span text:style-name="T5">Sometimes required</text:span><text:span text:style-name="T5"><text:line-break/></text:span><text:span text:style-name="T5">for stability, almost</text:span><text:span text:style-name="T5"><text:line-break/></text:span><text:span text:style-name="T5">always improves</text:span><text:span text:style-name="T5"><text:line-break/></text:span><text:span text:style-name="T5">transient response.</text:span></text:p>
          </draw:text-box>
        </draw:frame>
        <draw:line draw:style-name="gr12" draw:text-style-name="P6" draw:layer="layout" svg:x1="1.1cm" svg:y1="2.6cm" svg:x2="1.7cm" svg:y2="2.3cm">
          <text:p/>
        </draw:line>
        <draw:g>
          <draw:path draw:style-name="gr2" draw:text-style-name="P2" draw:layer="layout" svg:width="0.799cm" svg:height="0cm" svg:x="2.8cm" svg:y="2.1cm" svg:viewBox="0 0 800 0" svg:d="M0 0c200 0 600 0 800 0">
            <text:p/>
          </draw:path>
          <draw:path draw:style-name="gr2" draw:text-style-name="P2" draw:layer="layout" svg:width="0.799cm" svg:height="0cm" svg:x="2.8cm" svg:y="1.7cm" svg:viewBox="0 0 800 0" svg:d="M0 0c200 0 600 0 800 0">
            <text:p/>
          </draw:path>
          <draw:path draw:style-name="gr2" draw:text-style-name="P2" draw:layer="layout" svg:width="0cm" svg:height="0.799cm" svg:x="3.2cm" svg:y="0.9cm" svg:viewBox="0 0 0 800" svg:d="M0 0c0 267 0 533 0 800">
            <text:p/>
          </draw:path>
          <draw:path draw:style-name="gr2" draw:text-style-name="P2" draw:layer="layout" svg:width="0cm" svg:height="0.799cm" svg:x="3.2cm" svg:y="2.1cm" svg:viewBox="0 0 0 800" svg:d="M0 0c0 267 0 533 0 800">
            <text:p/>
          </draw:path>
        </draw:g>
        <draw:g>
          <draw:line draw:style-name="gr3" draw:text-style-name="P2" draw:layer="layout" svg:x1="2.8cm" svg:y1="3.2cm" svg:x2="3.6cm" svg:y2="3.2cm">
            <text:p/>
          </draw:line>
          <draw:line draw:style-name="gr3" draw:text-style-name="P2" draw:layer="layout" svg:x1="2.8cm" svg:y1="3.2cm" svg:x2="3.2cm" svg:y2="3.7cm">
            <text:p/>
          </draw:line>
          <draw:line draw:style-name="gr3" draw:text-style-name="P2" draw:layer="layout" svg:x1="3.2cm" svg:y1="3.2cm" svg:x2="3.2cm" svg:y2="2.9cm">
            <text:p/>
          </draw:line>
          <draw:line draw:style-name="gr3" draw:text-style-name="P2" draw:layer="layout" svg:x1="3.6cm" svg:y1="3.2cm" svg:x2="3.2cm" svg:y2="3.7cm">
            <text:p/>
          </draw:line>
        </draw:g>
        <draw:frame draw:style-name="gr13" draw:text-style-name="P1" draw:layer="layout" svg:width="1.302cm" svg:height="0.887cm" svg:x="1.6cm" svg:y="1.513cm">
          <draw:text-box>
            <text:p><text:span text:style-name="T1">C</text:span><text:span text:style-name="T4">IN</text:span><text:span text:style-name="T4"><text:line-break/></text:span><text:span text:style-name="T6">220nF</text:span></text:p>
          </draw:text-box>
        </draw:frame>
        <draw:frame draw:style-name="gr13" draw:text-style-name="P1" draw:layer="layout" svg:width="1.302cm" svg:height="0.887cm" svg:x="7.448cm" svg:y="1.513cm">
          <draw:text-box>
            <text:p><text:span text:style-name="T1">C</text:span><text:span text:style-name="T4">OUT</text:span><text:span text:style-name="T4"><text:line-break/></text:span><text:span text:style-name="T6">100nF</text:span></text:p>
          </draw:text-box>
        </draw:frame>
        <draw:frame draw:style-name="gr8" draw:text-style-name="P1" draw:layer="layout" svg:width="1.251cm" svg:height="0.887cm" svg:x="8.1cm" svg:y="0.513cm">
          <draw:text-box>
            <text:p><text:span text:style-name="T1">V</text:span><text:span text:style-name="T4">OUT</text:span><text:span text:style-name="T1"><text:line-break/></text:span><text:span text:style-name="T1">+5.0V</text:span></text:p>
          </draw:text-box>
        </draw:frame>
        <draw:custom-shape draw:style-name="gr7" draw:text-style-name="P5" draw:layer="layout" svg:width="0.2cm" svg:height="0.2cm" svg:x="8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377cm" svg:height="0.965cm" svg:x="0.237cm" svg:y="2.535cm">
          <draw:text-box>
            <text:p text:style-name="P7"><text:span text:style-name="T5">Strongly recommended,</text:span><text:span text:style-name="T5"><text:line-break/></text:span><text:span text:style-name="T5">but again, not usually</text:span><text:span text:style-name="T5"><text:line-break/></text:span><text:span text:style-name="T5">required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3T20:08:05.402000000</meta:creation-date>
    <dc:date>2021-08-24T09:01:02.671000000</dc:date>
    <meta:editing-duration>PT35M31S</meta:editing-duration>
    <meta:editing-cycles>8</meta:editing-cycles>
    <meta:generator>LibreOffice/7.1.4.2$Windows_X86_64 LibreOffice_project/a529a4fab45b75fefc5b6226684193eb000654f6</meta:generator>
    <meta:document-statistic meta:object-count="49"/>
  </office:meta>
</office:document-meta>
</file>